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e8c" officeooo:paragraph-rsid="00170089"/>
    </style:style>
    <style:style style:name="P2" style:family="paragraph" style:parent-style-name="Standard">
      <style:paragraph-properties fo:text-align="end" style:justify-single-word="false"/>
      <style:text-properties officeooo:rsid="00201fc2" officeooo:paragraph-rsid="00170089"/>
    </style:style>
    <style:style style:name="P3" style:family="paragraph" style:parent-style-name="Standard">
      <style:paragraph-properties fo:text-align="end" style:justify-single-word="false"/>
      <style:text-properties officeooo:rsid="00212523" officeooo:paragraph-rsid="00170089"/>
    </style:style>
    <style:style style:name="P4" style:family="paragraph" style:parent-style-name="Standard">
      <style:paragraph-properties fo:text-align="end" style:justify-single-word="false"/>
      <style:text-properties officeooo:rsid="00214104" officeooo:paragraph-rsid="00170089"/>
    </style:style>
    <style:style style:name="P5" style:family="paragraph" style:parent-style-name="Heading_20_1">
      <style:text-properties officeooo:paragraph-rsid="00170089"/>
    </style:style>
    <style:style style:name="P6" style:family="paragraph" style:parent-style-name="Title">
      <style:text-properties officeooo:paragraph-rsid="00170089"/>
    </style:style>
    <style:style style:name="P7" style:family="paragraph" style:parent-style-name="Subtitle">
      <style:text-properties officeooo:paragraph-rsid="00170089"/>
    </style:style>
    <style:style style:name="T1" style:family="text">
      <style:text-properties officeooo:rsid="003541a8"/>
    </style:style>
    <style:style style:name="T2" style:family="text">
      <style:text-properties officeooo:rsid="0038d047"/>
    </style:style>
    <style:style style:name="T3" style:family="text">
      <style:text-properties officeooo:rsid="001875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unnelVision</text:span></text:p>
      <text:p text:style-name="P7"><text:span text:style-name="T3">Programmer's </text:span>Documentation</text:p>
      <text:p text:style-name="P1"/>
      <text:p text:style-name="P2">Masado Ishii</text:p>
      <text:p text:style-name="P3">CIS441 Final Project</text:p>
      <text:p text:style-name="P4">Last change 2016-12-01</text:p>
      <text:h text:style-name="P5" text:outline-level="1">Introduc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5:08:21.677876474</meta:creation-date>
    <dc:date>2016-12-01T15:08:55.740852522</dc:date>
    <meta:editing-duration>PT3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2" meta:character-count="104" meta:non-whitespace-character-count="98"/>
  </office:meta>
</office:document-meta>
</file>